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19.96mm" svg:y="135.05mm">
            <loext:p draw:notify-on-update-of-ranges="Sheet1.A32:Sheet1.A32 Sheet1.A33:Sheet1.A41 Sheet1.B32:Sheet1.B32 Sheet1.B33:Sheet1.B41 Sheet1.C32:Sheet1.C32 Sheet1.C33:Sheet1.C41 Sheet1.D32:Sheet1.D32 Sheet1.D33:Sheet1.D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18.95mm" svg:y="38.25mm">
            <loext:p draw:notify-on-update-of-ranges="Sheet1.A14:Sheet1.A14 Sheet1.A15:Sheet1.A23 Sheet1.B14:Sheet1.B14 Sheet1.B15:Sheet1.B23 Sheet1.C14:Sheet1.C14 Sheet1.C15:Sheet1.C23 Sheet1.D14:Sheet1.D14 Sheet1.D15:Sheet1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he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zahl</text:p>
          </table:table-cell>
          <table:table-cell office:value-type="string" calcext:value-type="string">
            <text:p>länge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without tunnel, surfing</text:p>
          </table:table-cell>
          <table:table-cell office:value-type="string" calcext:value-type="string">
            <text:p>without tunnel, streaming</text:p>
          </table:table-cell>
          <table:table-cell office:value-type="string" calcext:value-type="string">
            <text:p>with tunnel, surfing</text:p>
          </table:table-cell>
          <table:table-cell office:value-type="string" calcext:value-type="string">
            <text:p>with tunnel, streamin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2160" calcext:value-type="float">
            <text:p>2160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2344" calcext:value-type="float">
            <text:p>2344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2330" calcext:value-type="float">
            <text:p>2330</text:p>
          </table:table-cell>
          <table:table-cell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float" office:value="1394" calcext:value-type="float">
            <text:p>1394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1974" calcext:value-type="float">
            <text:p>1974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" calcext:value-type="float">
            <text:p>26</text:p>
          </table:table-cell>
          <table:table-cell office:value-type="float" office:value="2227" calcext:value-type="float">
            <text:p>2227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865" calcext:value-type="float">
            <text:p>865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2538" calcext:value-type="float">
            <text:p>2538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1918" calcext:value-type="float">
            <text:p>191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office:value-type="float" office:value="2175" calcext:value-type="float">
            <text:p>217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58" calcext:value-type="float">
            <text:p>2258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07" calcext:value-type="float">
            <text:p>2407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thout tunnel, surfing</text:p>
          </table:table-cell>
          <table:table-cell office:value-type="string" calcext:value-type="string">
            <text:p>without tunnel, streaming</text:p>
          </table:table-cell>
          <table:table-cell office:value-type="string" calcext:value-type="string">
            <text:p>with tunnel, surfing</text:p>
          </table:table-cell>
          <table:table-cell office:value-type="string" calcext:value-type="string">
            <text:p>with tunnel, streaming</text:p>
          </table:table-cell>
        </table:table-row>
        <table:table-row table:style-name="ro1">
          <table:table-cell office:value-type="float" office:value="136.928571429" calcext:value-type="float">
            <text:p>136,928571429</text:p>
          </table:table-cell>
          <table:table-cell office:value-type="float" office:value="141.791208791" calcext:value-type="float">
            <text:p>141,791208791</text:p>
          </table:table-cell>
          <table:table-cell office:value-type="float" office:value="201.44537037" calcext:value-type="float">
            <text:p>201,445370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1.637362637" calcext:value-type="float">
            <text:p>141,637362637</text:p>
          </table:table-cell>
          <table:table-cell office:value-type="float" office:value="147.117647059" calcext:value-type="float">
            <text:p>147,117647059</text:p>
          </table:table-cell>
          <table:table-cell office:value-type="float" office:value="214.534129693" calcext:value-type="float">
            <text:p>214,53412969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4.957894737" calcext:value-type="float">
            <text:p>144,957894737</text:p>
          </table:table-cell>
          <table:table-cell office:value-type="float" office:value="141.852941176" calcext:value-type="float">
            <text:p>141,852941176</text:p>
          </table:table-cell>
          <table:table-cell office:value-type="float" office:value="210.360085837" calcext:value-type="float">
            <text:p>210,36008583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38.883928571" calcext:value-type="float">
            <text:p>138,883928571</text:p>
          </table:table-cell>
          <table:table-cell office:value-type="float" office:value="144.210526316" calcext:value-type="float">
            <text:p>144,210526316</text:p>
          </table:table-cell>
          <table:table-cell office:value-type="float" office:value="203.344332855" calcext:value-type="float">
            <text:p>203,34433285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9.867256637" calcext:value-type="float">
            <text:p>139,867256637</text:p>
          </table:table-cell>
          <table:table-cell office:value-type="float" office:value="145.306122449" calcext:value-type="float">
            <text:p>145,306122449</text:p>
          </table:table-cell>
          <table:table-cell office:value-type="float" office:value="213.501013171" calcext:value-type="float">
            <text:p>213,5010131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6.855932203" calcext:value-type="float">
            <text:p>136,855932203</text:p>
          </table:table-cell>
          <table:table-cell office:value-type="float" office:value="143.115384615" calcext:value-type="float">
            <text:p>143,115384615</text:p>
          </table:table-cell>
          <table:table-cell office:value-type="float" office:value="188.251908397" calcext:value-type="float">
            <text:p>188,25190839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1.136986301" calcext:value-type="float">
            <text:p>141,136986301</text:p>
          </table:table-cell>
          <table:table-cell office:value-type="float" office:value="148.611111111" calcext:value-type="float">
            <text:p>148,611111111</text:p>
          </table:table-cell>
          <table:table-cell office:value-type="float" office:value="177.931791908" calcext:value-type="float">
            <text:p>177,9317919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31.86" calcext:value-type="float">
            <text:p>131,86</text:p>
          </table:table-cell>
          <table:table-cell office:value-type="float" office:value="147.6" calcext:value-type="float">
            <text:p>147,6</text:p>
          </table:table-cell>
          <table:table-cell office:value-type="float" office:value="167.494464945" calcext:value-type="float">
            <text:p>167,49446494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4.428571429" calcext:value-type="float">
            <text:p>124,428571429</text:p>
          </table:table-cell>
          <table:table-cell office:value-type="float" office:value="143.119047619" calcext:value-type="float">
            <text:p>143,119047619</text:p>
          </table:table-cell>
          <table:table-cell office:value-type="float" office:value="195.104806935" calcext:value-type="float">
            <text:p>195,1048069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0.984848485" calcext:value-type="float">
            <text:p>140,984848485</text:p>
          </table:table-cell>
          <table:table-cell office:value-type="float" office:value="141.217391304" calcext:value-type="float">
            <text:p>141,217391304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42.419117647" calcext:value-type="float">
            <text:p>142,419117647</text:p>
          </table:table-cell>
          <table:table-cell office:value-type="float" office:value="143.5" calcext:value-type="float">
            <text:p>143,5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/>
          <table:table-cell office:value-type="float" office:value="142.666666667" calcext:value-type="float">
            <text:p>142,666666667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/>
          <table:table-cell office:value-type="float" office:value="141.954545455" calcext:value-type="float">
            <text:p>141,954545455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/>
          <table:table-cell office:value-type="float" office:value="143.375" calcext:value-type="float">
            <text:p>143,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.192307692" calcext:value-type="float">
            <text:p>141,1923076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14:10.264320251</meta:creation-date>
    <dc:date>2017-10-11T11:23:07.098733449</dc:date>
    <meta:editing-duration>PT9M37S</meta:editing-duration>
    <meta:editing-cycles>1</meta:editing-cycles>
    <meta:document-statistic meta:table-count="1" meta:cell-count="12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15cm" svg:y="0.316cm" chart:style-name="ch2">
          <text:p>Average length of DNS packets within 30s (byte)</text:p>
        </chart:title>
        <chart:legend chart:legend-position="end" svg:x="11.409cm" svg:y="3.454cm" style:legend-expansion="high" chart:style-name="ch3"/>
        <chart:plot-area chart:style-name="ch4" table:cell-range-address="Sheet1.A32:Sheet1.D41" chart:data-source-has-labels="row" svg:x="0.32cm" svg:y="1.275cm" svg:width="10.769cm" svg:height="7.545cm">
          <chartooo:coordinate-region svg:x="1.127cm" svg:y="1.474cm" svg:width="9.96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33:Sheet1.A41" chart:label-cell-address="Sheet1.A32:Sheet1.A32" chart:class="chart:bar">
            <chart:data-point chart:repeated="9"/>
          </chart:series>
          <chart:series chart:style-name="ch9" chart:values-cell-range-address="Sheet1.B33:Sheet1.B41" chart:label-cell-address="Sheet1.B32:Sheet1.B32" chart:class="chart:bar">
            <chart:data-point chart:repeated="9"/>
          </chart:series>
          <chart:series chart:style-name="ch10" chart:values-cell-range-address="Sheet1.C33:Sheet1.C41" chart:label-cell-address="Sheet1.C32:Sheet1.C32" chart:class="chart:bar">
            <chart:data-point chart:repeated="9"/>
          </chart:series>
          <chart:series chart:style-name="ch11" chart:values-cell-range-address="Sheet1.D33:Sheet1.D41" chart:label-cell-address="Sheet1.D32:Sheet1.D32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tunnel, surfing</text:p>
                <draw:g>
                  <svg:desc>Sheet1.A32:Sheet1.A32</svg:desc>
                </draw:g>
              </table:table-cell>
              <table:table-cell office:value-type="string">
                <text:p>without tunnel, streaming</text:p>
                <draw:g>
                  <svg:desc>Sheet1.B32:Sheet1.B32</svg:desc>
                </draw:g>
              </table:table-cell>
              <table:table-cell office:value-type="string">
                <text:p>with tunnel, surfing</text:p>
                <draw:g>
                  <svg:desc>Sheet1.C32:Sheet1.C32</svg:desc>
                </draw:g>
              </table:table-cell>
              <table:table-cell office:value-type="string">
                <text:p>with tunnel, streaming</text:p>
                <draw:g>
                  <svg:desc>Sheet1.D32:Sheet1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.928571429">
                <text:p>136.928571429</text:p>
                <draw:g>
                  <svg:desc>Sheet1.A33:Sheet1.A41</svg:desc>
                </draw:g>
              </table:table-cell>
              <table:table-cell office:value-type="float" office:value="141.791208791">
                <text:p>141.791208791</text:p>
                <draw:g>
                  <svg:desc>Sheet1.B33:Sheet1.B41</svg:desc>
                </draw:g>
              </table:table-cell>
              <table:table-cell office:value-type="float" office:value="201.44537037">
                <text:p>201.44537037</text:p>
                <draw:g>
                  <svg:desc>Sheet1.C33:Sheet1.C41</svg:desc>
                </draw:g>
              </table:table-cell>
              <table:table-cell office:value-type="float" office:value="199">
                <text:p>199</text:p>
                <draw:g>
                  <svg:desc>Sheet1.D33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.637362637">
                <text:p>141.637362637</text:p>
              </table:table-cell>
              <table:table-cell office:value-type="float" office:value="147.117647059">
                <text:p>147.117647059</text:p>
              </table:table-cell>
              <table:table-cell office:value-type="float" office:value="214.534129693">
                <text:p>214.53412969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.957894737">
                <text:p>144.957894737</text:p>
              </table:table-cell>
              <table:table-cell office:value-type="float" office:value="141.852941176">
                <text:p>141.852941176</text:p>
              </table:table-cell>
              <table:table-cell office:value-type="float" office:value="210.360085837">
                <text:p>210.36008583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.883928571">
                <text:p>138.883928571</text:p>
              </table:table-cell>
              <table:table-cell office:value-type="float" office:value="144.210526316">
                <text:p>144.210526316</text:p>
              </table:table-cell>
              <table:table-cell office:value-type="float" office:value="203.344332855">
                <text:p>203.3443328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.867256637">
                <text:p>139.867256637</text:p>
              </table:table-cell>
              <table:table-cell office:value-type="float" office:value="145.306122449">
                <text:p>145.306122449</text:p>
              </table:table-cell>
              <table:table-cell office:value-type="float" office:value="213.501013171">
                <text:p>213.5010131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.855932203">
                <text:p>136.855932203</text:p>
              </table:table-cell>
              <table:table-cell office:value-type="float" office:value="143.115384615">
                <text:p>143.115384615</text:p>
              </table:table-cell>
              <table:table-cell office:value-type="float" office:value="188.251908397">
                <text:p>188.25190839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.136986301">
                <text:p>141.136986301</text:p>
              </table:table-cell>
              <table:table-cell office:value-type="float" office:value="148.611111111">
                <text:p>148.611111111</text:p>
              </table:table-cell>
              <table:table-cell office:value-type="float" office:value="177.931791908">
                <text:p>177.9317919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86">
                <text:p>131.86</text:p>
              </table:table-cell>
              <table:table-cell office:value-type="float" office:value="147.6">
                <text:p>147.6</text:p>
              </table:table-cell>
              <table:table-cell office:value-type="float" office:value="167.494464945">
                <text:p>167.4944649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.428571429">
                <text:p>124.428571429</text:p>
              </table:table-cell>
              <table:table-cell office:value-type="float" office:value="143.119047619">
                <text:p>143.119047619</text:p>
              </table:table-cell>
              <table:table-cell office:value-type="float" office:value="195.104806935">
                <text:p>195.104806935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701cm" svg:y="0.316cm" chart:style-name="ch2">
          <text:p>Number of DNS packets per 30s</text:p>
        </chart:title>
        <chart:legend chart:legend-position="end" svg:x="11.407cm" svg:y="3.456cm" style:legend-expansion="high" chart:style-name="ch3"/>
        <chart:plot-area chart:style-name="ch4" table:cell-range-address="Sheet1.A14:Sheet1.D23" chart:data-source-has-labels="row" svg:x="0.319cm" svg:y="1.275cm" svg:width="10.769cm" svg:height="7.55cm">
          <chartooo:coordinate-region svg:x="1.311cm" svg:y="1.474cm" svg:width="9.777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15:Sheet1.A23" chart:label-cell-address="Sheet1.A14:Sheet1.A14" chart:class="chart:bar">
            <chart:data-point chart:repeated="9"/>
          </chart:series>
          <chart:series chart:style-name="ch9" chart:values-cell-range-address="Sheet1.B15:Sheet1.B23" chart:label-cell-address="Sheet1.B14:Sheet1.B14" chart:class="chart:bar">
            <chart:data-point chart:repeated="9"/>
          </chart:series>
          <chart:series chart:style-name="ch10" chart:values-cell-range-address="Sheet1.C15:Sheet1.C23" chart:label-cell-address="Sheet1.C14:Sheet1.C14" chart:class="chart:bar">
            <chart:data-point chart:repeated="9"/>
          </chart:series>
          <chart:series chart:style-name="ch11" chart:values-cell-range-address="Sheet1.D15:Sheet1.D23" chart:label-cell-address="Sheet1.D14:Sheet1.D14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tunnel, surfing</text:p>
                <draw:g>
                  <svg:desc>Sheet1.A14:Sheet1.A14</svg:desc>
                </draw:g>
              </table:table-cell>
              <table:table-cell office:value-type="string">
                <text:p>without tunnel, streaming</text:p>
                <draw:g>
                  <svg:desc>Sheet1.B14:Sheet1.B14</svg:desc>
                </draw:g>
              </table:table-cell>
              <table:table-cell office:value-type="string">
                <text:p>with tunnel, surfing</text:p>
                <draw:g>
                  <svg:desc>Sheet1.C14:Sheet1.C14</svg:desc>
                </draw:g>
              </table:table-cell>
              <table:table-cell office:value-type="string">
                <text:p>with tunnel, streaming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Sheet1.A15:Sheet1.A23</svg:desc>
                </draw:g>
              </table:table-cell>
              <table:table-cell office:value-type="float" office:value="91">
                <text:p>91</text:p>
                <draw:g>
                  <svg:desc>Sheet1.B15:Sheet1.B23</svg:desc>
                </draw:g>
              </table:table-cell>
              <table:table-cell office:value-type="float" office:value="2160">
                <text:p>2160</text:p>
                <draw:g>
                  <svg:desc>Sheet1.C15:Sheet1.C23</svg:desc>
                </draw:g>
              </table:table-cell>
              <table:table-cell office:value-type="float" office:value="2135">
                <text:p>2135</text:p>
                <draw:g>
                  <svg:desc>Sheet1.D15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">
                <text:p>182</text:p>
              </table:table-cell>
              <table:table-cell office:value-type="float" office:value="68">
                <text:p>68</text:p>
              </table:table-cell>
              <table:table-cell office:value-type="float" office:value="2344">
                <text:p>2344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">
                <text:p>190</text:p>
              </table:table-cell>
              <table:table-cell office:value-type="float" office:value="34">
                <text:p>34</text:p>
              </table:table-cell>
              <table:table-cell office:value-type="float" office:value="2330">
                <text:p>2330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19">
                <text:p>19</text:p>
              </table:table-cell>
              <table:table-cell office:value-type="float" office:value="1394">
                <text:p>1394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">
                <text:p>113</text:p>
              </table:table-cell>
              <table:table-cell office:value-type="float" office:value="49">
                <text:p>49</text:p>
              </table:table-cell>
              <table:table-cell office:value-type="float" office:value="1974">
                <text:p>1974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6">
                <text:p>236</text:p>
              </table:table-cell>
              <table:table-cell office:value-type="float" office:value="26">
                <text:p>26</text:p>
              </table:table-cell>
              <table:table-cell office:value-type="float" office:value="2227">
                <text:p>2227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">
                <text:p>146</text:p>
              </table:table-cell>
              <table:table-cell office:value-type="float" office:value="18">
                <text:p>18</text:p>
              </table:table-cell>
              <table:table-cell office:value-type="float" office:value="865">
                <text:p>865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271">
                <text:p>271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2538">
                <text:p>2538</text:p>
              </table:table-cell>
              <table:table-cell office:value-type="float" office:value="1600">
                <text:p>1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